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paragraph-properties fo:text-align="center"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center" style:justify-single-word="false"/>
      <style:text-properties fo:language="en" fo:country="US" fo:font-weight="normal" style:font-weight-asian="normal" style:font-weight-complex="normal"/>
    </style:style>
    <style:style style:name="P7" style:family="paragraph" style:parent-style-name="Standard">
      <style:paragraph-properties fo:text-align="start" style:justify-single-word="false"/>
      <style:text-properties fo:language="en" fo:country="US" fo:font-weight="normal" style:font-weight-asian="normal" style:font-weight-complex="normal"/>
    </style:style>
    <style:style style:name="P8"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9" style:family="paragraph" style:parent-style-name="Standard">
      <style:text-properties fo:language="en" fo:country="US" fo:font-style="normal" fo:font-weight="normal" style:font-style-asian="normal" style:font-weight-asian="normal" style:font-style-complex="normal" style:font-weight-complex="normal"/>
    </style:style>
    <style:style style:name="P10" style:family="paragraph" style:parent-style-name="Standard">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language="en" fo:country="US" fo:font-weight="normal" style:font-weight-asian="normal" style:font-weight-complex="normal"/>
    </style:style>
    <style:style style:name="P12"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3" style:family="paragraph" style:parent-style-name="Standard">
      <style:paragraph-properties fo:text-align="start" style:justify-single-word="false"/>
      <style:text-properties fo:language="en" fo:country="U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ormula">
      <style:graphic-properties fo:margin-top="0.1in" fo:margin-bottom="0.1in" style:wrap="parallel" style:number-wrapped-paragraphs="no-limit" style:wrap-contour="false" style:vertical-pos="middle"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top="0.1in" fo:margin-bottom="0in"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top="0.1in" fo:margin-bottom="0.1in"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6" style:family="graphic" style:parent-style-name="Formula">
      <style:graphic-properties fo:margin-top="0.1in" fo:margin-bottom="0.1in"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for Image Recognition</text:p>
      <text:p text:style-name="P2"/>
      <text:p text:style-name="P2"/>
      <text:p text:style-name="P10">Abstract</text:p>
      <text:p text:style-name="P2"/>
      <text:p text:style-name="P5">Neural networks is one of the state-of-the-art algorithm for machine learning today. We can found them in autonomous robot systems, object and speech recognition, prediction and many others AI tasks. This paper will describe this algorithm as a object recognition tool and test it on natural picture dataset Caltech101. </text:p>
      <text:p text:style-name="P2"/>
      <text:p text:style-name="P8">Keywords</text:p>
      <text:p text:style-name="P2"/>
      <text:p text:style-name="P5">logistic regression, non-linear hypothesis, gradient descent, neural networks, deep learning, convolutional neural network, object recognition, image recognition, Caltech101</text:p>
      <text:p text:style-name="P2"/>
      <text:p text:style-name="P2"/>
      <text:p text:style-name="P10">Logistic Regression</text:p>
      <text:p text:style-name="P5"/>
      <text:p text:style-name="P5">Logistic Regression is a statistical model which we can see as an simple object classification algorithm. It says that object is in some class with some probability. In his basic form he can distinguish between two classes, but it can by generalize to any number of classes. LR is directly connected to neural network's and it will help you to understand them. </text:p>
      <text:p text:style-name="P5"/>
      <text:p text:style-name="Text_20_body">Base of this algorithm is sigmoid function. This function takes as a parameters model weights <text:span text:style-name="T1">theta </text:span>and input x. We call this function a <text:span text:style-name="T2">hypothesis</text:span>. I will use vectorize notation which is commonly used in neural networks. </text:p>
      <text:p text:style-name="P6"><draw:frame draw:style-name="fr1" draw:name="Object1" text:anchor-type="as-char" svg:width="1.289in" svg:height="0.4311in" draw:z-index="2"><draw:object xlink:href="./Object 1" xlink:type="simple" xlink:show="embed" xlink:actuate="onLoad"/><draw:image xlink:href="./ObjectReplacements/Object 1" xlink:type="simple" xlink:show="embed" xlink:actuate="onLoad"/></draw:frame></text:p>
      <text:p text:style-name="P5">This hypothesis is telling us what is model thinking in his current configuration that mean what is a output of the model with his current setting of weights. If we plot this function we will see that 0 &lt;= <draw:frame draw:style-name="fr2" draw:name="Object2" text:anchor-type="as-char" svg:width="0.3937in" svg:height="0.1909in" draw:z-index="3"><draw:object xlink:href="./Object 2" xlink:type="simple" xlink:show="embed" xlink:actuate="onLoad"/><draw:image xlink:href="./ObjectReplacements/Object 2" xlink:type="simple" xlink:show="embed" xlink:actuate="onLoad"/></draw:frame>&lt;= 1. <text:s/>This property makes this algorithm suitable for classification. If we add some threshold we can assign output of hypothesis to one of two classes. This unit is then called <text:span text:style-name="T2">binary decision unit</text:span>.</text:p>
      <text:p text:style-name="P5"/>
      <text:p text:style-name="P5">For purpose of illustration we define our training data to have two features x1 and x2 and belonging to two classes t=0 and t=1. By classification every data sample into class we are creating decision boundary. <text:s/>This boundary can look like this and it is set by the multiplication of model parameters with his input:</text:p>
      <text:p text:style-name="P5"/>
      <text:p text:style-name="P6"><draw:frame draw:style-name="fr2" draw:name="Object11" text:anchor-type="as-char" svg:width="3.3689in" svg:height="0.4508in" draw:z-index="6"><draw:object xlink:href="./Object 11" xlink:type="simple" xlink:show="embed" xlink:actuate="onLoad"/><draw:image xlink:href="./ObjectReplacements/Object 11" xlink:type="simple" xlink:show="embed" xlink:actuate="onLoad"/></draw:frame></text:p>
      <text:p text:style-name="P5"/>
      <text:p text:style-name="P6">TODO: illustration</text:p>
      <text:p text:style-name="P6"/>
      <text:p text:style-name="P5">Where the crosses are data belonging to first class and circles are data belonging to second class. In our example with threshold 0.5 function predicts:</text:p>
      <text:p text:style-name="P6"><draw:frame draw:style-name="fr3" draw:name="Object3" text:anchor-type="as-char" svg:width="2.5646in" svg:height="0.4744in" draw:z-index="0"><draw:object xlink:href="./Object 3" xlink:type="simple" xlink:show="embed" xlink:actuate="onLoad"/><draw:image xlink:href="./ObjectReplacements/Object 3" xlink:type="simple" xlink:show="embed" xlink:actuate="onLoad"/></draw:frame> </text:p>
      <text:p text:style-name="P5"/>
      <text:p text:style-name="P5">But what if our decision boundary was not fitting the data correctly. Then we have to change model <text:soft-page-break/>parameters. For this purpose we must first define cost function for this model which we derive from statistics principle of <text:span text:style-name="T2">maximum likelihood estimation</text:span>.</text:p>
      <text:p text:style-name="P6"><draw:frame draw:style-name="fr4" draw:name="Object4" text:anchor-type="as-char" svg:width="3.6772in" svg:height="0.589in" draw:z-index="1"><draw:object xlink:href="./Object 4" xlink:type="simple" xlink:show="embed" xlink:actuate="onLoad"/><draw:image xlink:href="./ObjectReplacements/Object 4" xlink:type="simple" xlink:show="embed" xlink:actuate="onLoad"/></draw:frame></text:p>
      <text:p text:style-name="P5">This cost function penalize hypothesis for wrong answers. If we plot this log functions we will see that cost for wrong answers is exponentially growing to infinite and cost for correct answers is 0 giving us a nice gradients which we later use for optimizing this cost function. By knowing that we want to minimize cost function for our data set (m stands for one training case). In chapter below I will describe Gradient Descent algorithm for minimizing cost function.</text:p>
      <text:p text:style-name="P6"><draw:frame draw:style-name="fr4" draw:name="Object5" text:anchor-type="as-char" svg:width="2.061in" svg:height="0.648in" draw:z-index="4"><draw:object xlink:href="./Object 5" xlink:type="simple" xlink:show="embed" xlink:actuate="onLoad"/><draw:image xlink:href="./ObjectReplacements/Object 5" xlink:type="simple" xlink:show="embed" xlink:actuate="onLoad"/></draw:frame></text:p>
      <text:p text:style-name="P5">Multiclass classification is done by <text:span text:style-name="T2">one-vs-all</text:span><text:span text:style-name="T1"> method sometimes called </text:span><text:span text:style-name="T2">one-vs-rest</text:span><text:span text:style-name="T1">. Basically we will divide our classification problem into set of binary classification problems. We will then train multiple classifiers (number of classifiers is the same as the number of classes </text:span><text:span text:style-name="T2">c</text:span><text:span text:style-name="T1">) each one producing his own </text:span><text:span text:style-name="T1"><draw:frame draw:style-name="fr2" draw:name="Object6" text:anchor-type="as-char" svg:width="0.4543in" svg:height="0.2146in" draw:z-index="5"><draw:object xlink:href="./Object 6" xlink:type="simple" xlink:show="embed" xlink:actuate="onLoad"/><draw:image xlink:href="./ObjectReplacements/Object 6" xlink:type="simple" xlink:show="embed" xlink:actuate="onLoad"/></draw:frame></text:span><text:span text:style-name="T1">. We will not apply the threshold thus our hypothesis is computing the probability of </text:span><text:span text:style-name="T1"><draw:frame draw:style-name="fr5" draw:name="Object7" text:anchor-type="as-char" svg:width="0.7366in" svg:height="0.2146in" draw:z-index="14"><draw:object xlink:href="./Object 7" xlink:type="simple" xlink:show="embed" xlink:actuate="onLoad"/><draw:image xlink:href="./ObjectReplacements/Object 7" xlink:type="simple" xlink:show="embed" xlink:actuate="onLoad"/><svg:desc>formula</svg:desc></draw:frame></text:span><text:span text:style-name="T1">. On output we will pick most certain classifier. </text:span></text:p>
      <text:p text:style-name="P9"/>
      <text:p text:style-name="P3">Gradient Descent</text:p>
      <text:p text:style-name="P3"/>
      <text:p text:style-name="P7">Gradient descent is model optimization algorithm. He is trying to fit model parameters according to data by minimizing cost function. If function which we are trying to minimize is convex we are guaranteed that function has only one minimum (global minimum). If not we can find sub optimal solution by ending up in local minimum. Backbone of this algorithm is very simple:</text:p>
      <text:p text:style-name="P7"/>
      <text:list xml:id="list7591341072403706424" text:style-name="L1">
        <text:list-item>
          <text:p text:style-name="P12">Initialize model with some parameters</text:p>
        </text:list-item>
        <text:list-item>
          <text:p text:style-name="P12">Keep changing model parameters by minimizing cost function until we find a minimum</text:p>
        </text:list-item>
      </text:list>
      <text:p text:style-name="P6"><draw:frame draw:style-name="fr6" draw:name="Object9" text:anchor-type="as-char" svg:y="0in" svg:width="4.4909in" svg:height="0.5618in" draw:z-index="7"><draw:object xlink:href="./Object 9" xlink:type="simple" xlink:show="embed" xlink:actuate="onLoad"/><draw:image xlink:href="./ObjectReplacements/Object 9" xlink:type="simple" xlink:show="embed" xlink:actuate="onLoad"/></draw:frame></text:p>
      <text:p text:style-name="P7">Where alpha is learning rate which is telling us how big our step will be (how fast will our algorithm will converge), derivative term is direction <text:s/>of steepest descent. Algorithm is implemented with simultaneous update of parameters. U should try different learning rates for your problem usually we initialize this with small number for example 0.001.</text:p>
      <text:p text:style-name="P7"/>
      <text:p text:style-name="P7">If we set learning rate too big there is a possibility to overshoot minimum and algorithm may fail to converge or even diverge. With proper (small enough) learning rate fixed, algorithm is guaranteed to converge and not overshoot the minimum because derivatives get smaller <text:s/>as we are approaching to minimum. On the other hand choosing learning rate too small algorithm will converge very slowly.</text:p>
      <text:p text:style-name="P7"/>
      <text:p text:style-name="P7">Testing that algorithm is working correctly can be done by plotting cost function <text:s/>as number of epoch (epoch is one go through over training set) done. We should see that cost function is decreasing every iteration. Or we may come up with more automatic way when we sample from cost function and check if we converged. Usually we declare convergence when step is smaller than <draw:frame draw:style-name="fr5" draw:name="Object10" text:anchor-type="as-char" svg:width="0.3701in" svg:height="0.2075in" draw:z-index="8"><draw:object xlink:href="./Object 10" xlink:type="simple" xlink:show="embed" xlink:actuate="onLoad"/><draw:image xlink:href="./ObjectReplacements/Object 10" xlink:type="simple" xlink:show="embed" xlink:actuate="onLoad"/></draw:frame> but this is state of preference. <text:s/>We can speed up Gradient Descent if we use some data normalization techniques such as Mean Normalization and Feature Scaling for more details see[see]. </text:p>
      <text:p text:style-name="P7"><text:soft-page-break/></text:p>
      <text:p text:style-name="P7">Gradient Descent isn't only algorithm to minimize objective cost function parameters. Here is a list of some more complex algorithms where we usually don't care about learning rate alpha and they are usually faster [list]. Also analytical solution exists, it's called normal equation. It is correct to use it when we don't have many features (matrix operations might take too long for large matrices). For more detail's about normal equation see this[this].</text:p>
      <text:p text:style-name="P7"/>
      <text:p text:style-name="P3">Regularization</text:p>
      <text:p text:style-name="P7"/>
      <text:p text:style-name="P7">While we are trying to fit some decision boundary to our dataset we may find that our function is not generalizing well. That mean we have good results on our training set but results on test set are poor. This problem is called <text:span text:style-name="T2">overfitting.</text:span> </text:p>
      <text:p text:style-name="P7"/>
      <text:p text:style-name="P6">TODO: picture of overfitting and underfitting</text:p>
      <text:p text:style-name="P7"/>
      <text:p text:style-name="P7">One solution to this problem is to reduce magnitude of model weights. Function than become smoother (simpler hypothesis) and will possibly generalize better. We do this by adding this lambda term to our logistic cost function which is iterating over our model parameters.</text:p>
      <text:p text:style-name="P6"><draw:frame draw:style-name="fr4" draw:name="Object12" text:anchor-type="as-char" svg:width="4.302in" svg:height="0.4484in" draw:z-index="9"><draw:object xlink:href="./Object 12" xlink:type="simple" xlink:show="embed" xlink:actuate="onLoad"/><draw:image xlink:href="./ObjectReplacements/Object 12" xlink:type="simple" xlink:show="embed" xlink:actuate="onLoad"/></draw:frame></text:p>
      <text:p text:style-name="P7">Lambda is our regularization term which is controlling tradeoff between fitting our data well and keeping magnitude of weights small. See that we don't usually regularize the bias term <draw:frame draw:style-name="fr5" draw:name="Object13" text:anchor-type="as-char" svg:width="0.2189in" svg:height="0.1807in" draw:z-index="10"><draw:object xlink:href="./Object 13" xlink:type="simple" xlink:show="embed" xlink:actuate="onLoad"/><draw:image xlink:href="./ObjectReplacements/Object 13" xlink:type="simple" xlink:show="embed" xlink:actuate="onLoad"/></draw:frame>. Have this in mind when implementing Gradient Descent.</text:p>
      <text:p text:style-name="P7"/>
      <text:p text:style-name="P3">Non-linear hypothesis</text:p>
      <text:p text:style-name="P3"/>
      <text:p text:style-name="P7">Now we know about Logistic Regression classification algorithm which with Gradient Descent or some other optimization technique can calibrate very complex decision boundary by fitting many polynomial terms to cross any sort of data. So what is a flaw of this algorithm that resulted in need more sophisticated algorithms like neural network. It turns out that for many machine learning problems we need a huge amount of features to learn properly and we certainly don't want to handcraft them to make Logistic regression work well. We want some algorithm to do this work for us.</text:p>
      <text:p text:style-name="P7"/>
      <text:p text:style-name="P7">For example if we only use all quadratic features overall number of features will growth <draw:frame draw:style-name="fr5" draw:name="Object14" text:anchor-type="as-char" svg:width="0.4874in" svg:height="0.2138in" draw:z-index="11"><draw:object xlink:href="./Object 14" xlink:type="simple" xlink:show="embed" xlink:actuate="onLoad"/><draw:image xlink:href="./ObjectReplacements/Object 14" xlink:type="simple" xlink:show="embed" xlink:actuate="onLoad"/></draw:frame> and expression strength might be not so great. If we would use cubic features number of features will increase <draw:frame draw:style-name="fr5" draw:name="Object15" text:anchor-type="as-char" svg:width="0.4854in" svg:height="0.2146in" draw:z-index="12"><draw:object xlink:href="./Object 15" xlink:type="simple" xlink:show="embed" xlink:actuate="onLoad"/><draw:image xlink:href="./ObjectReplacements/Object 15" xlink:type="simple" xlink:show="embed" xlink:actuate="onLoad"/></draw:frame>. By knowing that we would like to recognize objects in small <draw:frame draw:style-name="fr7" draw:name="Object18" text:anchor-type="as-char" svg:y="-0.1591in" svg:width="0.5563in" svg:height="0.1839in" draw:z-index="15"><draw:object xlink:href="./Object 18" xlink:type="simple" xlink:show="embed" xlink:actuate="onLoad"/><draw:image xlink:href="./ObjectReplacements/Object 18" xlink:type="simple" xlink:show="embed" xlink:actuate="onLoad"/></draw:frame> grayscale images where every pixel is one input feature. Than only for quadratic features this number goes to nearly <draw:frame draw:style-name="fr5" draw:name="Object17" text:anchor-type="as-char" svg:width="0.4366in" svg:height="0.2075in" draw:z-index="18"><draw:object xlink:href="./Object 17" xlink:type="simple" xlink:show="embed" xlink:actuate="onLoad"/><draw:image xlink:href="./ObjectReplacements/Object 17" xlink:type="simple" xlink:show="embed" xlink:actuate="onLoad"/></draw:frame> and for cubic ones approximately <draw:frame draw:style-name="fr5" draw:name="Object16" text:anchor-type="as-char" svg:width="0.5665in" svg:height="0.2075in" draw:z-index="13"><draw:object xlink:href="./Object 16" xlink:type="simple" xlink:show="embed" xlink:actuate="onLoad"/><draw:image xlink:href="./ObjectReplacements/Object 16" xlink:type="simple" xlink:show="embed" xlink:actuate="onLoad"/></draw:frame>. We can come up with only subset of those but we are not sure how this subset would look like. </text:p>
      <text:p text:style-name="P3"/>
      <text:p text:style-name="P3">Neural networks</text:p>
      <text:p text:style-name="P7"/>
      <text:p text:style-name="P7">As I mentioned in Abstract, my work will focus only on object recognition capacities of this algorithm. Idea about Artificial neural networks is much deeper than just machine learning algorithm. Inspiration to this model is most complex part of human body – brain. In computational neuroscience is this artificial model used to create link to his biological sibling in order to understand how this intelligent system might work. Precisely understanding how human's <text:s/>learning works would be a big step not only in computer science. Also neural networks as a computational system could be interesting alternative to our standard sequential model.</text:p>
      <text:p text:style-name="P7"/>
      <text:p text:style-name="P7">Basic computational unit of neural network is neuron. These neurons are connected to network by <text:soft-page-break/>synapses. Neuron can have multiple input called dendrites which are collecting input from other neurons creating dendritic tree. Output is called axon and is only one but can branch multiple times leading his signal to synapses. Neurons are then influenced by other neurons. To which degree is dependent on strength of synapses between them. This can dynamically change as we are observing new things. By this adaptation neural network is learning to perform useful computation. </text:p>
      <text:p text:style-name="P7"/>
      <text:p text:style-name="P6">TODO: neuron structure picture</text:p>
      <text:p text:style-name="P7"/>
      <text:p text:style-name="P7">Today in fact Artificial neural network is a complex learning algorithm but yet is still very incomplete. Many research groups are coming up with ideas how to improve this algorithm. By combining these ideas we are able to find neural networks as a state-of-the-art algorithm in many machine learning tasks. <text:s/>But especially on non crafted tasks, performance of this algorithm is still incomparable to human performance.</text:p>
      <text:p text:style-name="P7"/>
      <text:p text:style-name="P7">Here are some interesting uses of neural networks. The NASA Intelligent Flight Control System which enhance flight control system enabling pilot to maintain control and safely land an aircraft that has suffered a failure. Stanford computer scientists created system that can learn helicopter's to perform stunts only by watching. The DARPA SyNAPSE program is trying to build a computer which architecture is similar to brain. Such computer would be used to build robot's with intelligence of mice or cat. Ilya Sutskever created network which by reading Wikipedia was able to understand some syntax and semantics of human languages.</text:p>
      <text:p text:style-name="P7"/>
      <text:p text:style-name="P3">Neuron model</text:p>
      <text:p text:style-name="P7"/>
      <text:p text:style-name="P7">Here is model of artificial neuron. The synaptic strength is modeled by weights (sometimes called parameters) – value assigned to each input connection. Take note of this bias unit which allows us to set a threshold for neuron activation function.</text:p>
      <text:p text:style-name="P7"/>
      <text:p text:style-name="P6">TODO: picture of artificial neuron</text:p>
      <text:p text:style-name="P3"/>
      <text:p text:style-name="P7">Neuron takes his input multiplied by the weight and add the bias term. On result will apply some non-linear function. This is very simplified model of computation that biological neuron does. If our neuron would have logistic activation function that would be exactly the same as a logistic regression. We would not computed hypothesis but only activation for this neuron. </text:p>
      <text:p text:style-name="P6"><draw:frame draw:style-name="fr4" draw:name="Object24" text:anchor-type="as-char" svg:width="1.1173in" svg:height="0.4484in" draw:z-index="19"><draw:object xlink:href="./Object 24" xlink:type="simple" xlink:show="embed" xlink:actuate="onLoad"/><draw:image xlink:href="./ObjectReplacements/Object 24" xlink:type="simple" xlink:show="embed" xlink:actuate="onLoad"/></draw:frame><draw:frame draw:style-name="fr2" draw:name="Object25" text:anchor-type="as-char" svg:width="0.8402in" svg:height="0.4165in" draw:z-index="20"><draw:object xlink:href="./Object 25" xlink:type="simple" xlink:show="embed" xlink:actuate="onLoad"/><draw:image xlink:href="./ObjectReplacements/Object 25" xlink:type="simple" xlink:show="embed" xlink:actuate="onLoad"/></draw:frame></text:p>
      <text:p text:style-name="P3">Architecture of neural network</text:p>
      <text:p text:style-name="P3"/>
      <text:p text:style-name="P7">To compute complete hypothesis we need create some architecture from neurons. The most commonest one is feed-forward neural network. This is standard architecture for object recognition and one that we will use for our experiments. First layer is called input layer, the last one is called output layer. Layer in between are called hidden layers. If there are more then one hidden layers we call this Deep neural network. Every Layer is computing activation function for its neurons by applying some non-linear function to activations coming from layer below.</text:p>
      <text:p text:style-name="P7"/>
      <text:p text:style-name="P7">Another architecture is Recurrent neural network which are much more powerful than Feed-forward nets. They are containing directed cycles between their connections making them suitable for modeling sequential data. Also they have ability to remember information for a long time and are more biologically realistic.</text:p>
      <text:p text:style-name="P7"/>
      <text:p text:style-name="P7">There are many more architectures usually deviation from this two above but I will focus only on describing Feed forward networks suitable for object recognition.</text:p>
      <text:p text:style-name="P7"><text:soft-page-break/></text:p>
      <text:p text:style-name="P6">TODO: picture of neural network architectures</text:p>
      <text:p text:style-name="P3"/>
      <text:p text:style-name="P3">Learning</text:p>
      <text:p text:style-name="P7"/>
      <text:p text:style-name="P7">While learning neural network we are converting input into set of features and these features to final hypothesis. Think about this features as a neuron activations. We than have an ability to tune them by weighing (modeling synaptic strength). To do correct tuning we need an algorithm for multilayer neural networks which is measuring impact of changing each weight on our hypothesis. <text:s/>This algorithm is called backpropagation.</text:p>
      <text:p text:style-name="P7"/>
      <text:p text:style-name="P7">Learning of neural network can be done in different ways. There is Supervised learning which we saw in our logistic regression training – providing training data where every element is containing correction. We will use this in classification and regression tasks. In Unsupervised learning we are feeding our model with raw data without correction hoping that our model will find good internal representation (one way to do this is using autoencoders). It is often used to enhance performance as <text:s/>pretraining when we initialize model parameters using unsupervised learning and then finetune it with supervised learning. Reinforcement learning is using reward system to influence model behavior.</text:p>
      <text:p text:style-name="P7"/>
      <text:p text:style-name="P3">Cost function</text:p>
      <text:p text:style-name="P7"/>
      <text:p text:style-name="P7">First we define our optimization objective. We will use multinomial logistic regression cost function sometimes called cross entropy cost function. U may see that this is just generalization of our logistic regression cost function for numerous output hypothesis.</text:p>
      <text:p text:style-name="P6"><draw:frame draw:style-name="fr6" draw:name="Object19" text:anchor-type="as-char" svg:y="-0.228in" svg:width="3.8665in" svg:height="0.4484in" draw:z-index="21"><draw:object xlink:href="./Object 19" xlink:type="simple" xlink:show="embed" xlink:actuate="onLoad"/><draw:image xlink:href="./ObjectReplacements/Object 19" xlink:type="simple" xlink:show="embed" xlink:actuate="onLoad"/></draw:frame></text:p>
      <text:p text:style-name="P7">Considering that we have more than just two classes we are now comparing two vectors whose size is equal to number of classes we are recognizing. First vector is belonging to our output layer is telling us what is our hypothesis for <text:span text:style-name="T2">k-th </text:span><text:span text:style-name="T1">output unit. Second is our correction signal for our output layer. </text:span>If we add regularization term to our cost function it will look like this. We added iteration over every weight in all units and layers. This regularization term is often called <text:span text:style-name="T2">weight-decay</text:span>.</text:p>
      <text:p text:style-name="P4"><draw:frame draw:style-name="fr6" draw:name="Object20" text:anchor-type="as-char" svg:y="-0.228in" svg:width="5.3492in" svg:height="0.4484in" draw:z-index="16"><draw:object xlink:href="./Object 20" xlink:type="simple" xlink:show="embed" xlink:actuate="onLoad"/><draw:image xlink:href="./ObjectReplacements/Object 20" xlink:type="simple" xlink:show="embed" xlink:actuate="onLoad"/><svg:desc>formula</svg:desc></draw:frame></text:p>
      <text:p text:style-name="P7">Often u may see different cost functions like squared error. It's proper to used them with linear units because gradients for logistic units gets very small in nearly flat areas.</text:p>
      <text:p text:style-name="P3"/>
      <text:p text:style-name="P3">Softmax output layer</text:p>
      <text:p text:style-name="P7"/>
      <text:p text:style-name="P7">This layer is used in classification tasks as a output layer and is combined with cross entropy cost function. Every neuron in this layer is representing one exclusive class. Than these neurons are representing probability distribution over all exclusive classes. Activation function is <draw:frame draw:style-name="fr5" draw:name="Object22" text:anchor-type="as-char" svg:width="0.2134in" svg:height="0.2075in" draw:z-index="22"><draw:object xlink:href="./Object 22" xlink:type="simple" xlink:show="embed" xlink:actuate="onLoad"/><draw:image xlink:href="./ObjectReplacements/Object 22" xlink:type="simple" xlink:show="embed" xlink:actuate="onLoad"/></draw:frame>. Sum over all unit outputs <draw:frame draw:style-name="fr5" draw:name="Object23" text:anchor-type="as-char" svg:width="0.2138in" svg:height="0.2091in" draw:z-index="23"><draw:object xlink:href="./Object 23" xlink:type="simple" xlink:show="embed" xlink:actuate="onLoad"/><draw:image xlink:href="./ObjectReplacements/Object 23" xlink:type="simple" xlink:show="embed" xlink:actuate="onLoad"/></draw:frame> must be 1 this is done by bottom term.</text:p>
      <text:p text:style-name="P6"><draw:frame draw:style-name="fr4" draw:name="Object21" text:anchor-type="as-char" svg:width="0.8102in" svg:height="0.7063in" draw:z-index="17"><draw:object xlink:href="./Object 21" xlink:type="simple" xlink:show="embed" xlink:actuate="onLoad"/><draw:image xlink:href="./ObjectReplacements/Object 21" xlink:type="simple" xlink:show="embed" xlink:actuate="onLoad"/></draw:frame></text:p>
      <text:p text:style-name="P7">We are usually trying to avoid big softmax unit as it might contain lot of extra weights a than cause overfiting. This might not be true if we have huge dataset. For further information see this [Collober Weston 2008].</text:p>
      <text:p text:style-name="P3"><text:soft-page-break/>Backpropagation</text:p>
      <text:p text:style-name="P7"/>
      <text:p text:style-name="P7">Now we have our neural net architecture set for classification. It can contain many layers ended by output softmax layer which is representing probability distribution over all mutually exclusive classes. Our hidden layers are representing learned features. We now want to learn this architecture to provide us useful features in order to solve our machine learning task. In order to do this we need to feed our gradient descent algorithm with partial derivatives which are telling us what is direction of steepest descent for our model parameters.</text:p>
      <text:p text:style-name="P7"/>
      <text:p text:style-name="P7">Idea behind this algorithm is that we can measure how much is error changing as we are tuning hidden activity. This activity can have various effects on other activities therefore many different effects on error. These effects then must be combined. To do this we are using chain rule to gradually get derivatives for all weights to feed our gradient descent algorithm. This procedure is very similar to our forward pass.</text:p>
      <text:p text:style-name="P7"/>
      <text:p text:style-name="P7">First we compute how is our cost function changing as we are changing its input for training case <text:span text:style-name="T2">i</text:span>. Note that we have <text:span text:style-name="T2">j</text:span> output unit in our softmax layer so we sum up to get overall error and we are ignoring our regularization term.</text:p>
      <text:p text:style-name="P6"><draw:frame draw:style-name="fr6" draw:name="Object28" text:anchor-type="as-char" svg:y="-0.228in" svg:width="2.772in" svg:height="0.3409in" draw:z-index="25"><draw:object xlink:href="./Object 28" xlink:type="simple" xlink:show="embed" xlink:actuate="onLoad"/><draw:image xlink:href="./ObjectReplacements/Object 28" xlink:type="simple" xlink:show="embed" xlink:actuate="onLoad"/></draw:frame><draw:frame draw:style-name="fr4" draw:name="Object26" text:anchor-type="as-char" svg:width="1.2402in" svg:height="0.4472in" draw:z-index="26"><draw:object xlink:href="./Object 26" xlink:type="simple" xlink:show="embed" xlink:actuate="onLoad"/><draw:image xlink:href="./ObjectReplacements/Object 26" xlink:type="simple" xlink:show="embed" xlink:actuate="onLoad"/></draw:frame></text:p>
      <text:p text:style-name="P7">Then we are getting to our softmax layer and first we want to compute how is our output <text:span text:style-name="T2">i </text:span>changing when we change our input <text:span text:style-name="T2">i</text:span>.</text:p>
      <text:p text:style-name="P6"><draw:frame draw:style-name="fr4" draw:name="Object30" text:anchor-type="as-char" svg:width="0.8398in" svg:height="0.5783in" draw:z-index="27"><draw:object xlink:href="./Object 30" xlink:type="simple" xlink:show="embed" xlink:actuate="onLoad"/><draw:image xlink:href="./ObjectReplacements/Object 30" xlink:type="simple" xlink:show="embed" xlink:actuate="onLoad"/><svg:desc>formula</svg:desc></draw:frame><draw:frame draw:style-name="fr2" draw:name="Object8" text:anchor-type="as-char" svg:width="1.189in" svg:height="0.4425in" draw:z-index="24"><draw:object xlink:href="./Object 8" xlink:type="simple" xlink:show="embed" xlink:actuate="onLoad"/><draw:image xlink:href="./ObjectReplacements/Object 8" xlink:type="simple" xlink:show="embed" xlink:actuate="onLoad"/></draw:frame></text:p>
      <text:p text:style-name="P7">Now we will use chain rule in order to compute how is our cost function changing with respect of one of our input <text:span text:style-name="T2">i</text:span> to softmax layer.</text:p>
      <text:p text:style-name="P6"><draw:frame draw:style-name="fr4" draw:name="Object31" text:anchor-type="as-char" svg:width="1.8925in" svg:height="0.4429in" draw:z-index="28"><draw:object xlink:href="./Object 31" xlink:type="simple" xlink:show="embed" xlink:actuate="onLoad"/><draw:image xlink:href="./ObjectReplacements/Object 31" xlink:type="simple" xlink:show="embed" xlink:actuate="onLoad"/></draw:frame></text:p>
      <text:p text:style-name="P7">Finally we will apply this chain rule to every connection of our neural network. <text:s/>For logistic units derivatives will looks like this. <text:s/></text:p>
      <text:p text:style-name="P6"><draw:frame draw:style-name="fr4" draw:name="Object29" text:anchor-type="as-char" svg:width="1.0953in" svg:height="0.3937in" draw:z-index="29"><draw:object xlink:href="./Object 29" xlink:type="simple" xlink:show="embed" xlink:actuate="onLoad"/><draw:image xlink:href="./ObjectReplacements/Object 29" xlink:type="simple" xlink:show="embed" xlink:actuate="onLoad"/></draw:frame><draw:frame draw:style-name="fr4" draw:name="Object27" text:anchor-type="as-char" svg:width="0.7098in" svg:height="0.4189in" draw:z-index="30"><draw:object xlink:href="./Object 27" xlink:type="simple" xlink:show="embed" xlink:actuate="onLoad"/><draw:image xlink:href="./ObjectReplacements/Object 27" xlink:type="simple" xlink:show="embed" xlink:actuate="onLoad"/><svg:desc>formula</svg:desc></draw:frame><draw:frame draw:style-name="fr4" draw:name="Object32" text:anchor-type="as-char" svg:width="0.7098in" svg:height="0.4189in" draw:z-index="31"><draw:object xlink:href="./Object 32" xlink:type="simple" xlink:show="embed" xlink:actuate="onLoad"/><draw:image xlink:href="./ObjectReplacements/Object 32" xlink:type="simple" xlink:show="embed" xlink:actuate="onLoad"/><svg:desc>formula</svg:desc></draw:frame></text:p>
      <text:p text:style-name="P6">TODO: picture of backpropagation algorithm</text:p>
      <text:p text:style-name="P7"/>
      <text:p text:style-name="P3">Way to scale gradient descent with large dataset</text:p>
      <text:p text:style-name="P3"/>
      <text:p text:style-name="P7">Now we have computed our derivatives using backpropagation algorithm and we can optimize our cost function using gradient descent. Particularly if we use large dataset we may find that this might be very computationally expensive. Problem is that in order to make a step toward steepest descent we require to compute average over all cost functions for every training sample in our dataset. This default version is called <text:span text:style-name="T2">batch gradient descent</text:span>.</text:p>
      <text:p text:style-name="P3"/>
      <text:p text:style-name="P7">Instead we might use stochastic gradient descent witch is updating parameters after every training sample. It is very important to <text:s/>randomly shuffle dataset first to make our algorithm generalize. Alternatively we may use </text:p>
      <text:p text:style-name="P7"/>
      <text:p text:style-name="P7">Stochastic gradient descent and mini-batch gradient descent are another ideas how to optimize computation of this algorithm if we are working with very large dataset. Thing is that sum over all <text:soft-page-break/>training might require constant stream </text:p>
      <text:p text:style-name="P7"/>
      <text:p text:style-name="P7"/>
      <text:p text:style-name="P7">U can also use map reduce when u divide computation over several computers or cores.</text:p>
      <text:p text:style-name="P7"/>
      <text:p text:style-name="P7"/>
      <text:p text:style-name="P7">TODO: doladit algoritmus na gradient descent, map reduce</text:p>
      <text:p text:style-name="P7">Notes: hinton 3,6,7, andrew ng na 3.b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550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9H46M43S</meta:editing-duration>
    <meta:editing-cycles>246</meta:editing-cycles>
    <meta:generator>OpenOffice.org/3.4.1$Win32 OpenOffice.org_project/341m1$Build-9593</meta:generator>
    <dc:date>2013-03-14T23:11:40.78</dc:date>
    <meta:document-statistic meta:table-count="0" meta:image-count="0" meta:object-count="32" meta:page-count="7" meta:paragraph-count="86" meta:word-count="2739" meta:character-count="16984"/>
    <meta:user-defined meta:name="Info 1"/>
    <meta:user-defined meta:name="Info 2"/>
    <meta:user-defined meta:name="Info 3"/>
    <meta:user-defined meta:name="Info 4"/>
  </office:meta>
</office:document-meta>
</file>

<file path=Object 1/content.xml><?xml version="1.0" encoding="utf-8"?>
<math xmlns="http://www.w3.org/1998/Math/MathML">
  <semantics>
    <mrow>
      <msub>
        <mi>h</mi>
        <mrow>
          <mo stretchy="false">θ</mo>
        </mrow>
      </msub>
      <mrow>
        <mo stretchy="false">(</mo>
        <mrow>
          <mi>x</mi>
        </mrow>
        <mo stretchy="false">)</mo>
      </mrow>
      <mrow>
        <mi/>
        <mo stretchy="false">=</mo>
        <mi/>
      </mrow>
      <mfrac>
        <mrow>
          <mn>1</mn>
        </mrow>
        <mrow>
          <mrow>
            <mn>1</mn>
            <mo stretchy="false">+</mo>
            <msup>
              <mi mathvariant="normal">e</mi>
              <mrow>
                <mrow>
                  <mo stretchy="false">−</mo>
                  <mrow>
                    <mo stretchy="false">(</mo>
                    <mrow>
                      <msup>
                        <mo stretchy="false">θ</mo>
                        <mrow>
                          <mi>T</mi>
                        </mrow>
                      </msup>
                      <mi>x</mi>
                    </mrow>
                    <mo stretchy="false">)</mo>
                  </mrow>
                </mrow>
              </mrow>
            </msup>
          </mrow>
        </mrow>
      </mfrac>
    </mrow>
    <annotation encoding="StarMath 5.0">h_{%theta}(x) `=` {1} over {1 + func e^{-(%theta^{T}x) }}</annotation>
  </semantics>
</math>
</file>

<file path=Object 10/content.xml><?xml version="1.0" encoding="utf-8"?>
<math xmlns="http://www.w3.org/1998/Math/MathML">
  <semantics>
    <mrow>
      <msup>
        <mn>10</mn>
        <mrow>
          <mo stretchy="false">−</mo>
          <mn>3</mn>
        </mrow>
      </msup>
    </mrow>
    <annotation encoding="StarMath 5.0">10^-3</annotation>
  </semantics>
</math>
</file>

<file path=Object 11/content.xml><?xml version="1.0" encoding="utf-8"?>
<math xmlns="http://www.w3.org/1998/Math/MathML">
  <semantics>
    <mtable>
      <mtr>
        <mtd>
          <mrow>
            <mrow>
              <msub>
                <mo stretchy="false">θ</mo>
                <mn>0</mn>
              </msub>
              <mo stretchy="false">+</mo>
              <msub>
                <mo stretchy="false">θ</mo>
                <mn>1</mn>
              </msub>
            </mrow>
            <mrow>
              <msub>
                <mi>x</mi>
                <mn>1</mn>
              </msub>
              <mo stretchy="false">+</mo>
              <msub>
                <mo stretchy="false">θ</mo>
                <mn>2</mn>
              </msub>
            </mrow>
            <mrow>
              <msub>
                <mi>x</mi>
                <mn>2</mn>
              </msub>
              <mo stretchy="false">+</mo>
              <msub>
                <mo stretchy="false">θ</mo>
                <mn>3</mn>
              </msub>
            </mrow>
            <mrow>
              <msubsup>
                <mi>x</mi>
                <mn>1</mn>
                <mn>2</mn>
              </msubsup>
              <mo stretchy="false">+</mo>
              <msub>
                <mo stretchy="false">θ</mo>
                <mn>4</mn>
              </msub>
            </mrow>
            <msubsup>
              <mi>x</mi>
              <mn>2</mn>
              <mn>2</mn>
            </msubsup>
          </mrow>
        </mtd>
      </mtr>
      <mtr>
        <mtd>
          <mrow>
            <mi mathvariant="italic">if</mi>
            <mi/>
            <mrow>
              <mo stretchy="false">(</mo>
              <mrow>
                <msub>
                  <mo stretchy="false">θ</mo>
                  <mn>0</mn>
                </msub>
                <mrow>
                  <mi/>
                  <mo stretchy="false">=</mo>
                  <mrow>
                    <mi/>
                    <mo stretchy="false">−</mo>
                    <mn>1</mn>
                  </mrow>
                </mrow>
                <mi>;</mi>
                <msub>
                  <mo stretchy="false">θ</mo>
                  <mn>1</mn>
                </msub>
                <mrow>
                  <mi/>
                  <mo stretchy="false">=</mo>
                  <mi/>
                </mrow>
                <mn>0</mn>
                <mi>;</mi>
                <msub>
                  <mo stretchy="false">θ</mo>
                  <mn>2</mn>
                </msub>
                <mrow>
                  <mi/>
                  <mo stretchy="false">=</mo>
                  <mi/>
                </mrow>
                <mn>0</mn>
                <mi>;</mi>
                <msub>
                  <mo stretchy="false">θ</mo>
                  <mn>3</mn>
                </msub>
                <mrow>
                  <mi/>
                  <mo stretchy="false">=</mo>
                  <mi/>
                </mrow>
                <mn>1</mn>
                <mi>;</mi>
                <msub>
                  <mo stretchy="false">θ</mo>
                  <mn>4</mn>
                </msub>
                <mrow>
                  <mi/>
                  <mo stretchy="false">=</mo>
                  <mi/>
                </mrow>
                <mn>1</mn>
              </mrow>
              <mo stretchy="false">)</mo>
            </mrow>
            <mi/>
            <mi mathvariant="italic">then</mi>
          </mrow>
        </mtd>
      </mtr>
    </mtable>
    <annotation encoding="StarMath 5.0">%theta_0 + %theta_1 x_1 + %theta_2 x_2 + %theta_3 x_1^2 + %theta_4 x_2^2 newline
if`( %theta_0 `=` -1; %theta_1 `=` 0; %theta_2 `=` 0; %theta_3 `=` 1; %theta_4 `=` 1 )` then</annotation>
  </semantics>
</math>
</file>

<file path=Object 12/content.xml><?xml version="1.0" encoding="utf-8"?>
<math xmlns="http://www.w3.org/1998/Math/MathML">
  <semantics>
    <mrow>
      <mrow>
        <mo stretchy="false">−</mo>
        <mrow>
          <mfrac>
            <mn>1</mn>
            <mi>m</mi>
          </mfrac>
        </mrow>
      </mrow>
      <mrow>
        <mrow>
          <mo stretchy="false">[</mo>
          <mrow>
            <mrow>
              <munderover>
                <mo stretchy="false">∑</mo>
                <mrow>
                  <mrow>
                    <mi>i</mi>
                    <mo stretchy="false">=</mo>
                    <mn>1</mn>
                  </mrow>
                </mrow>
                <mrow>
                  <mi>m</mi>
                </mrow>
              </munderover>
              <msup>
                <mi>t</mi>
                <mrow>
                  <mo stretchy="false">(</mo>
                  <mrow>
                    <mi>i</mi>
                  </mrow>
                  <mo stretchy="false">)</mo>
                </mrow>
              </msup>
            </mrow>
            <mi>log</mi>
            <mrow>
              <mrow>
                <mo stretchy="false">(</mo>
                <mrow>
                  <msub>
                    <mi>h</mi>
                    <mrow>
                      <mo stretchy="false">θ</mo>
                    </mrow>
                  </msub>
                  <mrow>
                    <mo stretchy="false">(</mo>
                    <mrow>
                      <msup>
                        <mi>x</mi>
                        <mrow>
                          <mo stretchy="false">(</mo>
                          <mrow>
                            <mi>i</mi>
                          </mrow>
                          <mo stretchy="false">)</mo>
                        </mrow>
                      </msup>
                    </mrow>
                    <mo stretchy="false">)</mo>
                  </mrow>
                </mrow>
                <mo stretchy="false">)</mo>
              </mrow>
              <mo stretchy="false">+</mo>
              <mrow>
                <mo stretchy="false">(</mo>
                <mrow>
                  <mrow>
                    <mn>1</mn>
                    <mo stretchy="false">−</mo>
                    <msup>
                      <mi>t</mi>
                      <mrow>
                        <mo stretchy="false">(</mo>
                        <mrow>
                          <mi>i</mi>
                        </mrow>
                        <mo stretchy="false">)</mo>
                      </mrow>
                    </msup>
                  </mrow>
                </mrow>
                <mo stretchy="false">)</mo>
              </mrow>
            </mrow>
            <mi>log</mi>
            <mrow>
              <mo stretchy="false">(</mo>
              <mrow>
                <mrow>
                  <mn>1</mn>
                  <mo stretchy="false">−</mo>
                  <mrow>
                    <mo stretchy="false">(</mo>
                    <mrow>
                      <msub>
                        <mi>h</mi>
                        <mrow>
                          <mo stretchy="false">θ</mo>
                        </mrow>
                      </msub>
                      <mrow>
                        <mo stretchy="false">(</mo>
                        <mrow>
                          <msup>
                            <mi>x</mi>
                            <mrow>
                              <mo stretchy="false">(</mo>
                              <mrow>
                                <mi>i</mi>
                              </mrow>
                              <mo stretchy="false">)</mo>
                            </mrow>
                          </msup>
                        </mrow>
                        <mo stretchy="false">)</mo>
                      </mrow>
                    </mrow>
                    <mo stretchy="false">)</mo>
                  </mrow>
                </mrow>
              </mrow>
              <mo stretchy="false">)</mo>
            </mrow>
          </mrow>
          <mo stretchy="false">]</mo>
        </mrow>
        <mo stretchy="false">+</mo>
        <mfrac>
          <mo stretchy="false">λ</mo>
          <mn>2m</mn>
        </mfrac>
      </mrow>
      <mrow>
        <munderover>
          <mo stretchy="false">∑</mo>
          <mrow>
            <mrow>
              <mi>j</mi>
              <mo stretchy="false">=</mo>
              <mn>1</mn>
            </mrow>
          </mrow>
          <mrow>
            <mi>n</mi>
          </mrow>
        </munderover>
        <msubsup>
          <mo stretchy="false">θ</mo>
          <mi>j</mi>
          <mn>2</mn>
        </msubsup>
      </mrow>
    </mrow>
    <annotation encoding="StarMath 5.0">- {1 over m}[sum from{i=1} to{m} t^(i) log(h_{%theta}(x^(i)))+(1-t^(i))log(1-(h_{%theta}(x^(i))))] + 
%lambda over 2m sum from{j=1} to {n} %theta_j^2</annotation>
  </semantics>
</math>
</file>

<file path=Object 13/content.xml><?xml version="1.0" encoding="utf-8"?>
<math xmlns="http://www.w3.org/1998/Math/MathML">
  <semantics>
    <mrow>
      <msub>
        <mo stretchy="false">θ</mo>
        <mn>0</mn>
      </msub>
    </mrow>
    <annotation encoding="StarMath 5.0">%theta_0</annotation>
  </semantics>
</math>
</file>

<file path=Object 14/content.xml><?xml version="1.0" encoding="utf-8"?>
<math xmlns="http://www.w3.org/1998/Math/MathML">
  <semantics>
    <mrow>
      <mi>O</mi>
      <mrow>
        <mo stretchy="false">(</mo>
        <mrow>
          <msup>
            <mi>n</mi>
            <mn>2</mn>
          </msup>
        </mrow>
        <mo stretchy="false">)</mo>
      </mrow>
    </mrow>
    <annotation encoding="StarMath 5.0">O(n^2)</annotation>
  </semantics>
</math>
</file>

<file path=Object 15/content.xml><?xml version="1.0" encoding="utf-8"?>
<math xmlns="http://www.w3.org/1998/Math/MathML">
  <semantics>
    <mrow>
      <mi>O</mi>
      <mrow>
        <mo stretchy="false">(</mo>
        <mrow>
          <msup>
            <mi>n</mi>
            <mn>3</mn>
          </msup>
        </mrow>
        <mo stretchy="false">)</mo>
      </mrow>
    </mrow>
    <annotation encoding="StarMath 5.0">O(n^3)</annotation>
  </semantics>
</math>
</file>

<file path=Object 16/content.xml><?xml version="1.0" encoding="utf-8"?>
<math xmlns="http://www.w3.org/1998/Math/MathML">
  <semantics>
    <mrow>
      <mrow>
        <mn>2.6</mn>
        <mo stretchy="false">⋅</mo>
        <msup>
          <mn>10</mn>
          <mn>9</mn>
        </msup>
      </mrow>
    </mrow>
    <annotation encoding="StarMath 5.0">2.6 cdot 10^9</annotation>
  </semantics>
</math>
</file>

<file path=Object 17/content.xml><?xml version="1.0" encoding="utf-8"?>
<math xmlns="http://www.w3.org/1998/Math/MathML">
  <semantics>
    <mrow>
      <mrow>
        <mn>3</mn>
        <mo stretchy="false">⋅</mo>
        <msup>
          <mn>10</mn>
          <mn>6</mn>
        </msup>
      </mrow>
    </mrow>
    <annotation encoding="StarMath 5.0">3 cdot 10^6</annotation>
  </semantics>
</math>
</file>

<file path=Object 18/content.xml><?xml version="1.0" encoding="utf-8"?>
<math xmlns="http://www.w3.org/1998/Math/MathML">
  <semantics>
    <mrow>
      <mrow>
        <mn>50</mn>
        <mo stretchy="false">×</mo>
        <mn>50</mn>
      </mrow>
    </mrow>
    <annotation encoding="StarMath 5.0">50 times 50</annotation>
  </semantics>
</math>
</file>

<file path=Object 19/content.xml><?xml version="1.0" encoding="utf-8"?>
<math xmlns="http://www.w3.org/1998/Math/MathML">
  <semantics>
    <mrow>
      <mrow>
        <mo stretchy="false">−</mo>
        <mrow>
          <mfrac>
            <mn>1</mn>
            <mi>m</mi>
          </mfrac>
        </mrow>
      </mrow>
      <mrow>
        <mo stretchy="false">[</mo>
        <mrow>
          <mrow>
            <munderover>
              <mo stretchy="false">∑</mo>
              <mrow>
                <mrow>
                  <mi>i</mi>
                  <mo stretchy="false">=</mo>
                  <mn>1</mn>
                </mrow>
              </mrow>
              <mrow>
                <mi>m</mi>
              </mrow>
            </munderover>
            <mrow>
              <munderover>
                <mo stretchy="false">∑</mo>
                <mrow>
                  <mrow>
                    <mi>k</mi>
                    <mo stretchy="false">=</mo>
                    <mn>1</mn>
                  </mrow>
                </mrow>
                <mrow>
                  <mi>K</mi>
                </mrow>
              </munderover>
              <msubsup>
                <mi>t</mi>
                <mi>k</mi>
                <mrow>
                  <mo stretchy="false">(</mo>
                  <mrow>
                    <mi>i</mi>
                  </mrow>
                  <mo stretchy="false">)</mo>
                </mrow>
              </msubsup>
            </mrow>
          </mrow>
          <mi>log</mi>
          <mrow>
            <msub>
              <mrow>
                <mo stretchy="false">(</mo>
                <mrow>
                  <msub>
                    <mi>h</mi>
                    <mrow>
                      <mo stretchy="false">θ</mo>
                    </mrow>
                  </msub>
                  <mrow>
                    <mo stretchy="false">(</mo>
                    <mrow>
                      <msup>
                        <mi>x</mi>
                        <mrow>
                          <mo stretchy="false">(</mo>
                          <mrow>
                            <mi>i</mi>
                          </mrow>
                          <mo stretchy="false">)</mo>
                        </mrow>
                      </msup>
                    </mrow>
                    <mo stretchy="false">)</mo>
                  </mrow>
                </mrow>
                <mo stretchy="false">)</mo>
              </mrow>
              <mi>k</mi>
            </msub>
            <mo stretchy="false">+</mo>
            <mrow>
              <mo stretchy="false">(</mo>
              <mrow>
                <mrow>
                  <mn>1</mn>
                  <mo stretchy="false">−</mo>
                  <msubsup>
                    <mi>t</mi>
                    <mi>k</mi>
                    <mrow>
                      <mo stretchy="false">(</mo>
                      <mrow>
                        <mi>i</mi>
                      </mrow>
                      <mo stretchy="false">)</mo>
                    </mrow>
                  </msubsup>
                </mrow>
              </mrow>
              <mo stretchy="false">)</mo>
            </mrow>
          </mrow>
          <mi>log</mi>
          <mrow>
            <mo stretchy="false">(</mo>
            <mrow>
              <mrow>
                <mn>1</mn>
                <mo stretchy="false">−</mo>
                <msub>
                  <mrow>
                    <mo stretchy="false">(</mo>
                    <mrow>
                      <msub>
                        <mi>h</mi>
                        <mrow>
                          <mo stretchy="false">θ</mo>
                        </mrow>
                      </msub>
                      <mrow>
                        <mo stretchy="false">(</mo>
                        <mrow>
                          <msup>
                            <mi>x</mi>
                            <mrow>
                              <mo stretchy="false">(</mo>
                              <mrow>
                                <mi>i</mi>
                              </mrow>
                              <mo stretchy="false">)</mo>
                            </mrow>
                          </msup>
                        </mrow>
                        <mo stretchy="false">)</mo>
                      </mrow>
                    </mrow>
                    <mo stretchy="false">)</mo>
                  </mrow>
                  <mi>k</mi>
                </msub>
              </mrow>
            </mrow>
            <mo stretchy="false">)</mo>
          </mrow>
        </mrow>
        <mo stretchy="false">]</mo>
      </mrow>
    </mrow>
    <annotation encoding="StarMath 5.0">-{1 over m}[sum from{i=1} to{m}sum from{k=1} to{K} t^(i)_k log(h_{%theta}(x^(i)))_k+(1-t^(i)_k)log(1-(h_{%theta}(x^(i)))_k)]</annotation>
  </semantics>
</math>
</file>

<file path=Object 2/content.xml><?xml version="1.0" encoding="utf-8"?>
<math xmlns="http://www.w3.org/1998/Math/MathML">
  <semantics>
    <mrow>
      <mi>h</mi>
      <mrow>
        <mo stretchy="false">(</mo>
        <mrow>
          <mo stretchy="false">θ</mo>
        </mrow>
        <mo stretchy="false">)</mo>
      </mrow>
    </mrow>
    <annotation encoding="StarMath 5.0"> h(%theta)</annotation>
  </semantics>
</math>
</file>

<file path=Object 20/content.xml><?xml version="1.0" encoding="utf-8"?>
<math xmlns="http://www.w3.org/1998/Math/MathML">
  <semantics>
    <mrow>
      <mrow>
        <mo stretchy="false">−</mo>
        <mrow>
          <mfrac>
            <mn>1</mn>
            <mi>m</mi>
          </mfrac>
        </mrow>
      </mrow>
      <mrow>
        <mrow>
          <mo stretchy="false">[</mo>
          <mrow>
            <mrow>
              <munderover>
                <mo stretchy="false">∑</mo>
                <mrow>
                  <mrow>
                    <mi>i</mi>
                    <mo stretchy="false">=</mo>
                    <mn>1</mn>
                  </mrow>
                </mrow>
                <mrow>
                  <mi>m</mi>
                </mrow>
              </munderover>
              <mrow>
                <munderover>
                  <mo stretchy="false">∑</mo>
                  <mrow>
                    <mrow>
                      <mi>k</mi>
                      <mo stretchy="false">=</mo>
                      <mn>1</mn>
                    </mrow>
                  </mrow>
                  <mrow>
                    <mi>K</mi>
                  </mrow>
                </munderover>
                <msubsup>
                  <mi>t</mi>
                  <mi>k</mi>
                  <mrow>
                    <mo stretchy="false">(</mo>
                    <mrow>
                      <mi>i</mi>
                    </mrow>
                    <mo stretchy="false">)</mo>
                  </mrow>
                </msubsup>
              </mrow>
            </mrow>
            <mi>log</mi>
            <mrow>
              <msub>
                <mrow>
                  <mo stretchy="false">(</mo>
                  <mrow>
                    <msub>
                      <mi>h</mi>
                      <mrow>
                        <mo stretchy="false">θ</mo>
                      </mrow>
                    </msub>
                    <mrow>
                      <mo stretchy="false">(</mo>
                      <mrow>
                        <msup>
                          <mi>x</mi>
                          <mrow>
                            <mo stretchy="false">(</mo>
                            <mrow>
                              <mi>i</mi>
                            </mrow>
                            <mo stretchy="false">)</mo>
                          </mrow>
                        </msup>
                      </mrow>
                      <mo stretchy="false">)</mo>
                    </mrow>
                  </mrow>
                  <mo stretchy="false">)</mo>
                </mrow>
                <mi>k</mi>
              </msub>
              <mo stretchy="false">+</mo>
              <mrow>
                <mo stretchy="false">(</mo>
                <mrow>
                  <mrow>
                    <mn>1</mn>
                    <mo stretchy="false">−</mo>
                    <msubsup>
                      <mi>t</mi>
                      <mi>k</mi>
                      <mrow>
                        <mo stretchy="false">(</mo>
                        <mrow>
                          <mi>i</mi>
                        </mrow>
                        <mo stretchy="false">)</mo>
                      </mrow>
                    </msubsup>
                  </mrow>
                </mrow>
                <mo stretchy="false">)</mo>
              </mrow>
            </mrow>
            <mi>log</mi>
            <mrow>
              <mo stretchy="false">(</mo>
              <mrow>
                <mrow>
                  <mn>1</mn>
                  <mo stretchy="false">−</mo>
                  <msub>
                    <mrow>
                      <mo stretchy="false">(</mo>
                      <mrow>
                        <msub>
                          <mi>h</mi>
                          <mrow>
                            <mo stretchy="false">θ</mo>
                          </mrow>
                        </msub>
                        <mrow>
                          <mo stretchy="false">(</mo>
                          <mrow>
                            <msup>
                              <mi>x</mi>
                              <mrow>
                                <mo stretchy="false">(</mo>
                                <mrow>
                                  <mi>i</mi>
                                </mrow>
                                <mo stretchy="false">)</mo>
                              </mrow>
                            </msup>
                          </mrow>
                          <mo stretchy="false">)</mo>
                        </mrow>
                      </mrow>
                      <mo stretchy="false">)</mo>
                    </mrow>
                    <mi>k</mi>
                  </msub>
                </mrow>
              </mrow>
              <mo stretchy="false">)</mo>
            </mrow>
          </mrow>
          <mo stretchy="false">]</mo>
        </mrow>
        <mo stretchy="false">+</mo>
        <mfrac>
          <mo stretchy="false">λ</mo>
          <mn>2m</mn>
        </mfrac>
      </mrow>
      <mrow>
        <munderover>
          <mo stretchy="false">∑</mo>
          <mrow>
            <mrow>
              <mi>l</mi>
              <mo stretchy="false">=</mo>
              <mn>1</mn>
            </mrow>
          </mrow>
          <mrow>
            <mi>L</mi>
          </mrow>
        </munderover>
        <mrow>
          <munderover>
            <mo stretchy="false">∑</mo>
            <mrow>
              <mrow>
                <mi>u</mi>
                <mo stretchy="false">=</mo>
                <mn>1</mn>
              </mrow>
            </mrow>
            <mrow>
              <mi>U</mi>
            </mrow>
          </munderover>
          <mrow>
            <munderover>
              <mo stretchy="false">∑</mo>
              <mrow>
                <mrow>
                  <mi>w</mi>
                  <mo stretchy="false">=</mo>
                  <mn>1</mn>
                </mrow>
              </mrow>
              <mrow>
                <mrow>
                  <mi>U</mi>
                  <mo stretchy="false">+</mo>
                  <mn>1</mn>
                </mrow>
              </mrow>
            </munderover>
            <msup>
              <mrow>
                <mo stretchy="false">(</mo>
                <mrow>
                  <msubsup>
                    <mo stretchy="false">θ</mo>
                    <mi mathvariant="italic">uw</mi>
                    <mrow>
                      <mo stretchy="false">(</mo>
                      <mrow>
                        <mi>l</mi>
                      </mrow>
                      <mo stretchy="false">)</mo>
                    </mrow>
                  </msubsup>
                </mrow>
                <mo stretchy="false">)</mo>
              </mrow>
              <mn>2</mn>
            </msup>
          </mrow>
        </mrow>
      </mrow>
    </mrow>
    <annotation encoding="StarMath 5.0">-{1 over m}[sum from{i=1} to{m}sum from{k=1} to{K} t^(i)_k log(h_{%theta}(x^(i)))_k+(1-t^(i)_k)log(1-(h_{%theta}(x^(i)))_k)]
+%lambda over 2m sum from{l=1}to{L} sum from{u=1}to{U} sum from{w=1}to{U+1}(%theta^(l)_uw)^2</annotation>
  </semantics>
</math>
</file>

<file path=Object 21/content.xml><?xml version="1.0" encoding="utf-8"?>
<math xmlns="http://www.w3.org/1998/Math/MathML">
  <semantics>
    <mrow>
      <msub>
        <mi>y</mi>
        <mi>i</mi>
      </msub>
      <mrow>
        <mi/>
        <mo stretchy="false">=</mo>
        <mi/>
      </mrow>
      <mfrac>
        <msubsup>
          <mi>e</mi>
          <mi>i</mi>
          <mi>z</mi>
        </msubsup>
        <mrow>
          <munderover>
            <mo stretchy="false">∑</mo>
            <mrow>
              <mrow>
                <mi>u</mi>
                <mo stretchy="false">=</mo>
                <mn>1</mn>
              </mrow>
            </mrow>
            <mrow>
              <mi>U</mi>
            </mrow>
          </munderover>
          <msubsup>
            <mi>e</mi>
            <mi>u</mi>
            <mi>z</mi>
          </msubsup>
        </mrow>
      </mfrac>
    </mrow>
    <annotation encoding="StarMath 5.0">y_i `=` e^z_i over sum from {u=1} to {U} e^z_u</annotation>
  </semantics>
</math>
</file>

<file path=Object 22/content.xml><?xml version="1.0" encoding="utf-8"?>
<math xmlns="http://www.w3.org/1998/Math/MathML">
  <semantics>
    <mrow>
      <msup>
        <mi>e</mi>
        <mi>z</mi>
      </msup>
    </mrow>
    <annotation encoding="StarMath 5.0">e^z</annotation>
  </semantics>
</math>
</file>

<file path=Object 23/content.xml><?xml version="1.0" encoding="utf-8"?>
<math xmlns="http://www.w3.org/1998/Math/MathML">
  <semantics>
    <mrow>
      <msub>
        <mi>y</mi>
        <mi>i</mi>
      </msub>
    </mrow>
    <annotation encoding="StarMath 5.0">y_i</annotation>
  </semantics>
</math>
</file>

<file path=Object 24/content.xml><?xml version="1.0" encoding="utf-8"?>
<math xmlns="http://www.w3.org/1998/Math/MathML">
  <semantics>
    <mrow>
      <mi>z</mi>
      <mrow>
        <mi/>
        <mo stretchy="false">=</mo>
        <mi/>
      </mrow>
      <mrow>
        <mi>b</mi>
        <mo stretchy="false">+</mo>
        <mrow>
          <munderover>
            <mo stretchy="false">∑</mo>
            <mrow>
              <mi>i</mi>
              <mo stretchy="false">=</mo>
              <mn>1</mn>
            </mrow>
            <mi>I</mi>
          </munderover>
          <msub>
            <mi>w</mi>
            <mi>i</mi>
          </msub>
        </mrow>
      </mrow>
      <msub>
        <mi>x</mi>
        <mi>i</mi>
      </msub>
    </mrow>
    <annotation encoding="StarMath 5.0">z `=` b + sum from i=1 to I w_i x_i </annotation>
  </semantics>
</math>
</file>

<file path=Object 25/content.xml><?xml version="1.0" encoding="utf-8"?>
<math xmlns="http://www.w3.org/1998/Math/MathML">
  <semantics>
    <mrow>
      <mi>a</mi>
      <mrow>
        <mi/>
        <mo stretchy="false">=</mo>
        <mi/>
      </mrow>
      <mfrac>
        <mn>1</mn>
        <mrow>
          <mrow>
            <mn>1</mn>
            <mo stretchy="false">+</mo>
            <msup>
              <mi>e</mi>
              <mrow>
                <mo stretchy="false">−</mo>
                <mi>z</mi>
              </mrow>
            </msup>
          </mrow>
        </mrow>
      </mfrac>
    </mrow>
    <annotation encoding="StarMath 5.0">a `=` 1 over {1+e^-z}</annotation>
  </semantics>
</math>
</file>

<file path=Object 26/content.xml><?xml version="1.0" encoding="utf-8"?>
<math xmlns="http://www.w3.org/1998/Math/MathML">
  <semantics>
    <mrow>
      <mfrac>
        <mrow>
          <mo stretchy="false">∂</mo>
          <msup>
            <mi>E</mi>
            <mi>i</mi>
          </msup>
        </mrow>
        <mrow>
          <mo stretchy="false">∂</mo>
          <msup>
            <mi>y</mi>
            <mi>i</mi>
          </msup>
        </mrow>
      </mfrac>
      <mrow>
        <mi/>
        <mo stretchy="false">=</mo>
        <mi/>
      </mrow>
      <mrow>
        <mfrac>
          <mrow>
            <mrow>
              <msup>
                <mi>y</mi>
                <mi>i</mi>
              </msup>
              <mo stretchy="false">−</mo>
              <msup>
                <mi>t</mi>
                <mi>i</mi>
              </msup>
            </mrow>
          </mrow>
          <mrow>
            <msup>
              <mi>y</mi>
              <mi>i</mi>
            </msup>
            <mrow>
              <mo stretchy="false">(</mo>
              <mrow>
                <mrow>
                  <mn>1</mn>
                  <mo stretchy="false">−</mo>
                  <msup>
                    <mi>y</mi>
                    <mi>i</mi>
                  </msup>
                </mrow>
              </mrow>
              <mo stretchy="false">)</mo>
            </mrow>
          </mrow>
        </mfrac>
      </mrow>
    </mrow>
    <annotation encoding="StarMath 5.0">{partial E^i} over {partial y^i} `=` {{y^i-t^i} over {y^i(1-y^i)}}</annotation>
  </semantics>
</math>
</file>

<file path=Object 27/content.xml><?xml version="1.0" encoding="utf-8"?>
<math xmlns="http://www.w3.org/1998/Math/MathML">
  <semantics>
    <mrow>
      <mfrac>
        <mrow>
          <mo stretchy="false">∂</mo>
          <mi>z</mi>
        </mrow>
        <mrow>
          <mo stretchy="false">∂</mo>
          <msub>
            <mi>x</mi>
            <mi>i</mi>
          </msub>
        </mrow>
      </mfrac>
      <mrow>
        <mi/>
        <mo stretchy="false">=</mo>
        <mi/>
      </mrow>
      <msub>
        <mi>w</mi>
        <mi>i</mi>
      </msub>
    </mrow>
    <annotation encoding="StarMath 5.0">{partial z} over {partial x_i} `=` w_i</annotation>
  </semantics>
</math>
</file>

<file path=Object 28/content.xml><?xml version="1.0" encoding="utf-8"?>
<math xmlns="http://www.w3.org/1998/Math/MathML">
  <semantics>
    <mrow>
      <msup>
        <mi>E</mi>
        <mi>i</mi>
      </msup>
      <mrow>
        <mi/>
        <mo stretchy="false">=</mo>
        <mrow>
          <mi/>
          <mo stretchy="false">−</mo>
          <mrow>
            <munder>
              <mo stretchy="false">∑</mo>
              <mi>j</mi>
            </munder>
            <msubsup>
              <mi>t</mi>
              <mi>j</mi>
              <mi>i</mi>
            </msubsup>
          </mrow>
        </mrow>
      </mrow>
      <mi>log</mi>
      <mrow>
        <mrow>
          <mo stretchy="false">(</mo>
          <mrow>
            <msubsup>
              <mi>y</mi>
              <mi>j</mi>
              <mi>i</mi>
            </msubsup>
          </mrow>
          <mo stretchy="false">)</mo>
        </mrow>
        <mo stretchy="false">+</mo>
        <mrow>
          <mo stretchy="false">(</mo>
          <mrow>
            <mrow>
              <mn>1</mn>
              <mo stretchy="false">−</mo>
              <msubsup>
                <mi>t</mi>
                <mi>j</mi>
                <mi>i</mi>
              </msubsup>
            </mrow>
          </mrow>
          <mo stretchy="false">)</mo>
        </mrow>
      </mrow>
      <mi>log</mi>
      <mrow>
        <mo stretchy="false">(</mo>
        <mrow>
          <mrow>
            <mn>1</mn>
            <mo stretchy="false">−</mo>
            <msubsup>
              <mi>y</mi>
              <mi>j</mi>
              <mi>i</mi>
            </msubsup>
          </mrow>
        </mrow>
        <mo stretchy="false">)</mo>
      </mrow>
    </mrow>
    <annotation encoding="StarMath 5.0"> E^i`=` -sum from j t^i_j log(y^i_j)+(1-t^i_j)log(1-y^i_j)</annotation>
  </semantics>
</math>
</file>

<file path=Object 29/content.xml><?xml version="1.0" encoding="utf-8"?>
<math xmlns="http://www.w3.org/1998/Math/MathML">
  <semantics>
    <mrow>
      <mfrac>
        <mrow>
          <mo stretchy="false">∂</mo>
          <mi>y</mi>
        </mrow>
        <mrow>
          <mo stretchy="false">∂</mo>
          <mi>z</mi>
        </mrow>
      </mfrac>
      <mrow>
        <mi/>
        <mo stretchy="false">=</mo>
        <mi/>
      </mrow>
      <mi>y</mi>
      <mrow>
        <mo stretchy="false">(</mo>
        <mrow>
          <mrow>
            <mn>1</mn>
            <mo stretchy="false">−</mo>
            <mi>y</mi>
          </mrow>
        </mrow>
        <mo stretchy="false">)</mo>
      </mrow>
    </mrow>
    <annotation encoding="StarMath 5.0">{partial y} over {partial z} `=` y(1-y)</annotation>
  </semantics>
</math>
</file>

<file path=Object 3/content.xml><?xml version="1.0" encoding="utf-8"?>
<math xmlns="http://www.w3.org/1998/Math/MathML">
  <semantics>
    <mtable>
      <mtr>
        <mtd>
          <mrow>
            <mi mathvariant="italic">Predicts</mi>
            <mi/>
            <msub>
              <mi>h</mi>
              <mo stretchy="false">θ</mo>
            </msub>
            <mrow>
              <mrow>
                <mo stretchy="false">(</mo>
                <mrow>
                  <mi>x</mi>
                </mrow>
                <mo stretchy="false">)</mo>
              </mrow>
              <mo stretchy="false">=</mo>
              <mn>1</mn>
            </mrow>
            <mi/>
            <mi mathvariant="italic">if</mi>
            <mi/>
            <mrow>
              <mrow>
                <mrow>
                  <msubsup>
                    <mi>x</mi>
                    <mrow>
                      <mn>1</mn>
                    </mrow>
                    <mn>2</mn>
                  </msubsup>
                  <mo stretchy="false">+</mo>
                  <msubsup>
                    <mi>x</mi>
                    <mrow>
                      <mn>2</mn>
                    </mrow>
                    <mn>2</mn>
                  </msubsup>
                </mrow>
                <mo stretchy="false">−</mo>
                <mn>1</mn>
              </mrow>
              <mo stretchy="false">⩾</mo>
              <mn>0</mn>
            </mrow>
          </mrow>
        </mtd>
      </mtr>
      <mtr>
        <mtd>
          <mrow>
            <mi mathvariant="italic">Predicts</mi>
            <mi/>
            <msub>
              <mi>h</mi>
              <mo stretchy="false">θ</mo>
            </msub>
            <mrow>
              <mrow>
                <mo stretchy="false">(</mo>
                <mrow>
                  <mi>x</mi>
                </mrow>
                <mo stretchy="false">)</mo>
              </mrow>
              <mo stretchy="false">=</mo>
              <mn>0</mn>
            </mrow>
            <mi/>
            <mi mathvariant="italic">if</mi>
            <mi/>
            <mrow>
              <mrow>
                <mrow>
                  <msubsup>
                    <mi>x</mi>
                    <mrow>
                      <mn>1</mn>
                    </mrow>
                    <mn>2</mn>
                  </msubsup>
                  <mo stretchy="false">+</mo>
                  <msubsup>
                    <mi>x</mi>
                    <mrow>
                      <mn>2</mn>
                    </mrow>
                    <mn>2</mn>
                  </msubsup>
                </mrow>
                <mo stretchy="false">−</mo>
                <mn>1</mn>
              </mrow>
              <mo stretchy="false">&lt;</mo>
              <mn>0</mn>
            </mrow>
          </mrow>
        </mtd>
      </mtr>
    </mtable>
    <annotation encoding="StarMath 5.0">Predicts ~ h_%theta(x) = 1 ~ if ~ x_{1}^2 + x_{2}^2 - 1  geslant 0 newline
Predicts ~ h_%theta(x) = 0 ~ if ~ x_{1}^2 + x_{2}^2 - 1 &lt;  0</annotation>
  </semantics>
</math>
</file>

<file path=Object 30/content.xml><?xml version="1.0" encoding="utf-8"?>
<math xmlns="http://www.w3.org/1998/Math/MathML">
  <semantics>
    <mrow>
      <msub>
        <mi>y</mi>
        <mi>i</mi>
      </msub>
      <mrow>
        <mi/>
        <mo stretchy="false">=</mo>
        <mi/>
      </mrow>
      <mfrac>
        <msup>
          <mi>e</mi>
          <mrow>
            <msub>
              <mi>z</mi>
              <mi>i</mi>
            </msub>
          </mrow>
        </msup>
        <mrow>
          <munder>
            <mo stretchy="false">∑</mo>
            <mi>j</mi>
          </munder>
          <msup>
            <mi>e</mi>
            <mrow>
              <msub>
                <mi>z</mi>
                <mi>j</mi>
              </msub>
            </mrow>
          </msup>
        </mrow>
      </mfrac>
    </mrow>
    <annotation encoding="StarMath 5.0">y_i `=` e^{z_i} over sum from j e^{z_j}</annotation>
  </semantics>
</math>
</file>

<file path=Object 31/content.xml><?xml version="1.0" encoding="utf-8"?>
<math xmlns="http://www.w3.org/1998/Math/MathML">
  <semantics>
    <mrow>
      <mfrac>
        <mrow>
          <mo stretchy="false">∂</mo>
          <mi>E</mi>
        </mrow>
        <mrow>
          <mo stretchy="false">∂</mo>
          <msub>
            <mi>z</mi>
            <mi>i</mi>
          </msub>
        </mrow>
      </mfrac>
      <mrow>
        <mi/>
        <mo stretchy="false">=</mo>
        <mi/>
      </mrow>
      <mrow>
        <mrow>
          <munder>
            <mo stretchy="false">∑</mo>
            <mi>j</mi>
          </munder>
          <mrow>
            <mfrac>
              <mrow>
                <mo stretchy="false">∂</mo>
                <msub>
                  <mi>y</mi>
                  <mi>j</mi>
                </msub>
              </mrow>
              <mrow>
                <mo stretchy="false">∂</mo>
                <msub>
                  <mi>z</mi>
                  <mi>i</mi>
                </msub>
              </mrow>
            </mfrac>
            <mfrac>
              <mrow>
                <mo stretchy="false">∂</mo>
                <mi>E</mi>
              </mrow>
              <mrow>
                <mo stretchy="false">∂</mo>
                <msub>
                  <mi>y</mi>
                  <mi>j</mi>
                </msub>
              </mrow>
            </mfrac>
          </mrow>
        </mrow>
        <mo stretchy="false">=</mo>
        <mrow>
          <msub>
            <mi>y</mi>
            <mi>i</mi>
          </msub>
          <mo stretchy="false">−</mo>
          <msub>
            <mi>t</mi>
            <mi>i</mi>
          </msub>
        </mrow>
      </mrow>
    </mrow>
    <annotation encoding="StarMath 5.0">{partial E} over {partial z_i} `=` sum from j {{partial y_j} over {partial z_i} {partial E} over {partial y_j}} = y_i - t_i</annotation>
  </semantics>
</math>
</file>

<file path=Object 32/content.xml><?xml version="1.0" encoding="utf-8"?>
<math xmlns="http://www.w3.org/1998/Math/MathML">
  <semantics>
    <mrow>
      <mfrac>
        <mrow>
          <mo stretchy="false">∂</mo>
          <mi>z</mi>
        </mrow>
        <mrow>
          <mo stretchy="false">∂</mo>
          <msub>
            <mi>w</mi>
            <mi>i</mi>
          </msub>
        </mrow>
      </mfrac>
      <mrow>
        <mi/>
        <mo stretchy="false">=</mo>
        <mi/>
      </mrow>
      <msub>
        <mi>x</mi>
        <mi>i</mi>
      </msub>
    </mrow>
    <annotation encoding="StarMath 5.0">{partial z} over {partial w_i} `=` x_i</annotation>
  </semantics>
</math>
</file>

<file path=Object 4/content.xml><?xml version="1.0" encoding="utf-8"?>
<math xmlns="http://www.w3.org/1998/Math/MathML">
  <semantics>
    <mtable>
      <mtr>
        <mtd>
          <mrow>
            <mi mathvariant="italic">cost</mi>
            <mrow>
              <mo stretchy="false">(</mo>
              <mrow>
                <mi>h</mi>
                <mrow>
                  <mo stretchy="false">(</mo>
                  <mrow>
                    <mi>x</mi>
                  </mrow>
                  <mo stretchy="false">)</mo>
                </mrow>
                <mi>,</mi>
                <mi>t</mi>
              </mrow>
              <mo stretchy="false">)</mo>
            </mrow>
            <mrow>
              <mi/>
              <mo stretchy="false">=</mo>
              <mrow>
                <mi/>
                <mo stretchy="false">−</mo>
                <mi mathvariant="italic">tlog</mi>
              </mrow>
            </mrow>
            <mrow>
              <mrow>
                <mo stretchy="false">(</mo>
                <mrow>
                  <msub>
                    <mi>h</mi>
                    <mrow>
                      <mo stretchy="false">θ</mo>
                    </mrow>
                  </msub>
                  <mrow>
                    <mo stretchy="false">(</mo>
                    <mrow>
                      <mi>x</mi>
                    </mrow>
                    <mo stretchy="false">)</mo>
                  </mrow>
                </mrow>
                <mo stretchy="false">)</mo>
              </mrow>
              <mo stretchy="false">−</mo>
              <mrow>
                <mo stretchy="false">(</mo>
                <mrow>
                  <mrow>
                    <mn>1</mn>
                    <mo stretchy="false">−</mo>
                    <mi>t</mi>
                  </mrow>
                </mrow>
                <mo stretchy="false">)</mo>
              </mrow>
            </mrow>
            <mi>log</mi>
            <mrow>
              <mo stretchy="false">(</mo>
              <mrow>
                <mrow>
                  <mn>1</mn>
                  <mo stretchy="false">−</mo>
                  <mrow>
                    <mo stretchy="false">(</mo>
                    <mrow>
                      <msub>
                        <mi>h</mi>
                        <mrow>
                          <mo stretchy="false">θ</mo>
                        </mrow>
                      </msub>
                      <mrow>
                        <mo stretchy="false">(</mo>
                        <mrow>
                          <mi>x</mi>
                        </mrow>
                        <mo stretchy="false">)</mo>
                      </mrow>
                    </mrow>
                    <mo stretchy="false">)</mo>
                  </mrow>
                </mrow>
              </mrow>
              <mo stretchy="false">)</mo>
            </mrow>
          </mrow>
        </mtd>
      </mtr>
      <mtr>
        <mtd>
          <mrow>
            <mi mathvariant="italic">if</mi>
            <mi/>
            <mrow>
              <mi>t</mi>
              <mo stretchy="false">=</mo>
              <mn>0</mn>
            </mrow>
            <mi/>
            <mi mathvariant="italic">then</mi>
            <mrow>
              <mi/>
              <mo stretchy="false">−</mo>
              <mi>log</mi>
            </mrow>
            <mrow>
              <mo stretchy="false">(</mo>
              <mrow>
                <mrow>
                  <mn>1</mn>
                  <mo stretchy="false">−</mo>
                  <mrow>
                    <mo stretchy="false">(</mo>
                    <mrow>
                      <msub>
                        <mi>h</mi>
                        <mrow>
                          <mo stretchy="false">θ</mo>
                        </mrow>
                      </msub>
                      <mrow>
                        <mo stretchy="false">(</mo>
                        <mrow>
                          <mi>x</mi>
                        </mrow>
                        <mo stretchy="false">)</mo>
                      </mrow>
                    </mrow>
                    <mo stretchy="false">)</mo>
                  </mrow>
                </mrow>
              </mrow>
              <mo stretchy="false">)</mo>
            </mrow>
          </mrow>
        </mtd>
      </mtr>
      <mtr>
        <mtd>
          <mrow>
            <mi mathvariant="italic">if</mi>
            <mi/>
            <mrow>
              <mi>t</mi>
              <mo stretchy="false">=</mo>
              <mn>1</mn>
            </mrow>
            <mi/>
            <mi mathvariant="italic">then</mi>
            <mrow>
              <mi/>
              <mo stretchy="false">−</mo>
              <mi>log</mi>
            </mrow>
            <mrow>
              <mo stretchy="false">(</mo>
              <mrow>
                <msub>
                  <mi>h</mi>
                  <mrow>
                    <mo stretchy="false">θ</mo>
                  </mrow>
                </msub>
                <mrow>
                  <mo stretchy="false">(</mo>
                  <mrow>
                    <mi>x</mi>
                  </mrow>
                  <mo stretchy="false">)</mo>
                </mrow>
              </mrow>
              <mo stretchy="false">)</mo>
            </mrow>
          </mrow>
        </mtd>
      </mtr>
    </mtable>
    <annotation encoding="StarMath 5.0">cost(h(x),t)`=`-tlog(h_{%theta}(x))-(1-t)log(1-(h_{%theta}(x))) newline
if `t=0 `then` -log(1-(h_{%theta}(x))) newline
if `t=1 `then` -log(h_{%theta}(x))</annotation>
  </semantics>
</math>
</file>

<file path=Object 5/content.xml><?xml version="1.0" encoding="utf-8"?>
<math xmlns="http://www.w3.org/1998/Math/MathML">
  <semantics>
    <mtable>
      <mtr>
        <mtd>
          <mrow>
            <mi>J</mi>
            <mrow>
              <mrow>
                <mo stretchy="false">(</mo>
                <mrow>
                  <mo stretchy="false">θ</mo>
                </mrow>
                <mo stretchy="false">)</mo>
              </mrow>
              <mo stretchy="false">=</mo>
              <mfrac>
                <mn>1</mn>
                <mi>m</mi>
              </mfrac>
            </mrow>
            <mrow>
              <munderover>
                <mo stretchy="false">∑</mo>
                <mrow>
                  <mrow>
                    <mi>i</mi>
                    <mo stretchy="false">=</mo>
                    <mn>1</mn>
                  </mrow>
                </mrow>
                <mrow>
                  <mi>m</mi>
                </mrow>
              </munderover>
              <mrow>
                <mo stretchy="false">(</mo>
                <mrow>
                  <mi mathvariant="italic">cost</mi>
                  <mrow>
                    <mo stretchy="false">(</mo>
                    <mrow>
                      <msub>
                        <mi>h</mi>
                        <mo stretchy="false">θ</mo>
                      </msub>
                      <mrow>
                        <mo stretchy="false">(</mo>
                        <mrow>
                          <msup>
                            <mi>x</mi>
                            <mi>i</mi>
                          </msup>
                        </mrow>
                        <mo stretchy="false">)</mo>
                      </mrow>
                      <mi>,</mi>
                      <msup>
                        <mi>t</mi>
                        <mi>i</mi>
                      </msup>
                    </mrow>
                    <mo stretchy="false">)</mo>
                  </mrow>
                </mrow>
                <mo stretchy="false">)</mo>
              </mrow>
            </mrow>
          </mrow>
        </mtd>
      </mtr>
      <mtr>
        <mtd>
          <mrow>
            <msub>
              <mi mathvariant="italic">min</mi>
              <mo stretchy="false">θ</mo>
            </msub>
            <mi>J</mi>
            <mrow>
              <mo stretchy="false">(</mo>
              <mrow>
                <mo stretchy="false">θ</mo>
              </mrow>
              <mo stretchy="false">)</mo>
            </mrow>
          </mrow>
        </mtd>
      </mtr>
    </mtable>
    <annotation encoding="StarMath 5.0">J(%theta)= 1 over m sum from{i=1} to{m}(cost(h_%theta(x^i), t^i)) newline
min_%theta J(%theta)</annotation>
  </semantics>
</math>
</file>

<file path=Object 6/content.xml><?xml version="1.0" encoding="utf-8"?>
<math xmlns="http://www.w3.org/1998/Math/MathML">
  <semantics>
    <mrow>
      <msubsup>
        <mi>h</mi>
        <mo stretchy="false">θ</mo>
        <mi>c</mi>
      </msubsup>
      <mrow>
        <mo stretchy="false">(</mo>
        <mrow>
          <mi>x</mi>
        </mrow>
        <mo stretchy="false">)</mo>
      </mrow>
    </mrow>
    <annotation encoding="StarMath 5.0">h^c_%theta(x)</annotation>
  </semantics>
</math>
</file>

<file path=Object 7/content.xml><?xml version="1.0" encoding="utf-8"?>
<math xmlns="http://www.w3.org/1998/Math/MathML">
  <semantics>
    <mrow>
      <msubsup>
        <mi>h</mi>
        <mo stretchy="false">θ</mo>
        <mi>c</mi>
      </msubsup>
      <mrow>
        <mo stretchy="false">(</mo>
        <mrow>
          <mi>x</mi>
        </mrow>
        <mo stretchy="false">)</mo>
      </mrow>
      <mrow>
        <mi/>
        <mo stretchy="false">=</mo>
        <mi/>
      </mrow>
      <mi>c</mi>
    </mrow>
    <annotation encoding="StarMath 5.0">h^c_%theta(x)`=` c</annotation>
  </semantics>
</math>
</file>

<file path=Object 8/content.xml><?xml version="1.0" encoding="utf-8"?>
<math xmlns="http://www.w3.org/1998/Math/MathML">
  <semantics>
    <mrow>
      <mfrac>
        <mrow>
          <mo stretchy="false">∂</mo>
          <msub>
            <mi>y</mi>
            <mi>i</mi>
          </msub>
        </mrow>
        <mrow>
          <mo stretchy="false">∂</mo>
          <msub>
            <mi>z</mi>
            <mi>i</mi>
          </msub>
        </mrow>
      </mfrac>
      <mrow>
        <mi/>
        <mo stretchy="false">=</mo>
        <mi/>
      </mrow>
      <msub>
        <mi>y</mi>
        <mi>i</mi>
      </msub>
      <mrow>
        <mo stretchy="false">(</mo>
        <mrow>
          <mrow>
            <mn>1</mn>
            <mo stretchy="false">−</mo>
            <msub>
              <mi>y</mi>
              <mi>i</mi>
            </msub>
          </mrow>
        </mrow>
        <mo stretchy="false">)</mo>
      </mrow>
    </mrow>
    <annotation encoding="StarMath 5.0">{partial y_i} over {partial z_i} `=` y_i (1 - y_i)</annotation>
  </semantics>
</math>
</file>

<file path=Object 9/content.xml><?xml version="1.0" encoding="utf-8"?>
<math xmlns="http://www.w3.org/1998/Math/MathML">
  <semantics>
    <mtable>
      <mtr>
        <mtd>
          <mrow>
            <mi mathvariant="italic">repeatUntilConverge</mi>
            <mi/>
            <mo stretchy="false">→</mo>
            <mi/>
            <mi mathvariant="italic">TMP</mi>
            <msub>
              <mo stretchy="false">θ</mo>
              <mi>j</mi>
            </msub>
            <mrow>
              <mi/>
              <mo stretchy="false">=</mo>
              <mi/>
            </mrow>
            <mrow>
              <msub>
                <mo stretchy="false">θ</mo>
                <mi>j</mi>
              </msub>
              <mo stretchy="false">−</mo>
              <mi mathvariant="italic">alpha</mi>
            </mrow>
            <mfrac>
              <mrow>
                <mo stretchy="false">∂</mo>
              </mrow>
              <mrow>
                <mo stretchy="false">∂</mo>
                <msub>
                  <mo stretchy="false">θ</mo>
                  <mi>j</mi>
                </msub>
              </mrow>
            </mfrac>
            <mi>J</mi>
            <mrow>
              <mo stretchy="false">(</mo>
              <mrow>
                <msub>
                  <mo stretchy="false">θ</mo>
                  <mn>0,</mn>
                </msub>
                <msub>
                  <mo stretchy="false">θ</mo>
                  <mn>1,.</mn>
                </msub>
                <mn>..</mn>
                <mi>,</mi>
                <msub>
                  <mo stretchy="false">θ</mo>
                  <mi>n</mi>
                </msub>
              </mrow>
              <mo stretchy="false">)</mo>
            </mrow>
          </mrow>
        </mtd>
      </mtr>
      <mtr>
        <mtd>
          <mrow>
            <mi/>
            <mo stretchy="false">→</mo>
            <mi/>
            <msub>
              <mo stretchy="false">θ</mo>
              <mi>j</mi>
            </msub>
            <mrow>
              <mi/>
              <mo stretchy="false">=</mo>
              <mi/>
            </mrow>
            <mi mathvariant="italic">TMP</mi>
            <msub>
              <mo stretchy="false">θ</mo>
              <mi>j</mi>
            </msub>
          </mrow>
        </mtd>
      </mtr>
    </mtable>
    <annotation encoding="StarMath 5.0">repeatUntilConverge 
~rightarrow~ TMP%theta_j `=` %theta_j - alpha {partial} over {partial %theta_j}J(%theta_0,%theta_1,..., %theta_n)
newline
~rightarrow~ %theta_j `=` TMP%theta_j
</annotation>
  </semantics>
</math>
</file>